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5" style:family="text">
      <style:text-properties fo:font-size="10.00pt" style:text-position="sub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6" style:family="text">
      <style:text-properties fo:font-size="10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7" style:family="text">
      <style:text-properties fo:font-size="10.00pt" style:text-position="sub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8" style:family="text">
      <style:text-properties fo:font-size="10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9" style:family="text">
      <style:text-properties fo:font-size="10.00pt" style:text-position="sub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10" style:family="text">
      <style:text-properties fo:font-size="10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11" style:family="text">
      <style:text-properties fo:font-size="10.00pt" style:text-position="sub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12" style:family="text">
      <style:text-properties fo:font-size="10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15" style:family="text">
      <style:text-properties fo:font-size="10.00pt" style:text-position="sub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16" style:family="text">
      <style:text-properties fo:font-size="10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17" style:family="text">
      <style:text-properties fo:font-size="10.00pt" style:text-position="sub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18" style:family="text">
      <style:text-properties fo:font-size="10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19" style:family="text">
      <style:text-properties fo:font-size="10.00pt" style:text-position="sub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20" style:family="text">
      <style:text-properties fo:font-size="10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21" style:family="text">
      <style:text-properties fo:font-size="10.00pt" style:text-position="sub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22" style:family="text">
      <style:text-properties fo:font-size="10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23" style:family="text">
      <style:text-properties fo:font-size="10.00pt" style:text-position="sub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24" style:family="text">
      <style:text-properties fo:font-size="10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25" style:family="text">
      <style:text-properties fo:font-size="10.00pt" style:text-position="sub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26" style:family="text">
      <style:text-properties fo:font-size="10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27" style:family="text">
      <style:text-properties fo:font-size="10.00pt" style:text-position="sub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28" style:family="text">
      <style:text-properties fo:font-size="10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31" style:family="text">
      <style:text-properties fo:font-size="10.00pt" style:text-position="sub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32" style:family="text">
      <style:text-properties fo:font-size="10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justify" fo:margin-left="-18.00pt" fo:text-indent="18.00pt" fo:margin-top="8.50pt"/>
    </style:style>
    <style:style style:name="P13" style:family="paragraph">
      <style:paragraph-properties fo:line-height="100.00%" fo:text-align="justify" fo:margin-left="-18.00pt" fo:text-indent="18.00pt"/>
    </style:style>
    <style:style style:name="P14" style:family="paragraph">
      <style:paragraph-properties fo:line-height="100.00%" fo:text-align="justify" fo:margin-left="-18.00pt" fo:text-indent="18.00pt" fo:margin-top="8.50pt"/>
    </style:style>
    <style:style style:name="P15" style:family="paragraph">
      <style:paragraph-properties fo:line-height="100.00%" fo:text-align="justify" fo:margin-top="8.50p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11.40pt"/>
          <style:tab-stop style:position="3402.55pt"/>
          <style:tab-stop style:position="421118.90pt" style:type="right"/>
          <style:tab-stop style:position="-2.75pt"/>
          <style:tab-stop style:position="11.40pt"/>
          <style:tab-stop style:position="3402.55pt"/>
          <style:tab-stop style:position="421118.90pt" style:type="right"/>
          <style:tab-stop style:position="-2.75pt"/>
          <style:tab-stop style:position="11.40pt"/>
          <style:tab-stop style:position="3402.55pt"/>
          <style:tab-stop style:position="421118.90pt" style:type="right"/>
          <style:tab-stop style:position="-2.75pt"/>
          <style:tab-stop style:position="11.40pt"/>
          <style:tab-stop style:position="3402.55pt"/>
          <style:tab-stop style:position="421118.90pt" style:type="right"/>
          <style:tab-stop style:position="1622.85pt"/>
          <style:tab-stop style:position="11.40pt"/>
          <style:tab-stop style:position="3402.55pt"/>
          <style:tab-stop style:position="421118.90pt" style:type="right"/>
          <style:tab-stop style:position="-2.75pt"/>
          <style:tab-stop style:position="11.40pt"/>
          <style:tab-stop style:position="3402.55pt"/>
          <style:tab-stop style:position="421118.90pt" style:type="right"/>
          <style:tab-stop style:position="-2.75pt"/>
          <style:tab-stop style:position="11.40pt"/>
          <style:tab-stop style:position="3402.55pt"/>
          <style:tab-stop style:position="421118.90pt" style:type="right"/>
          <style:tab-stop style:position="22.85pt"/>
          <style:tab-stop style:position="11.40pt"/>
          <style:tab-stop style:position="3402.55pt"/>
          <style:tab-stop style:position="421118.90pt" style:type="right"/>
          <style:tab-stop style:position="22.85pt"/>
        </style:tab-stops>
      </style:paragraph-properties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11.40pt"/>
          <style:tab-stop style:position="3402.55pt"/>
          <style:tab-stop style:position="421118.90pt" style:type="right"/>
          <style:tab-stop style:position="-2.75pt"/>
          <style:tab-stop style:position="11.40pt"/>
          <style:tab-stop style:position="3402.55pt"/>
          <style:tab-stop style:position="421118.90pt" style:type="right"/>
          <style:tab-stop style:position="-2.75pt"/>
          <style:tab-stop style:position="11.40pt"/>
          <style:tab-stop style:position="3402.55pt"/>
          <style:tab-stop style:position="421118.90pt" style:type="right"/>
          <style:tab-stop style:position="-2.75pt"/>
          <style:tab-stop style:position="11.40pt"/>
          <style:tab-stop style:position="3402.55pt"/>
          <style:tab-stop style:position="421118.90pt" style:type="right"/>
          <style:tab-stop style:position="1622.85pt"/>
          <style:tab-stop style:position="11.40pt"/>
          <style:tab-stop style:position="3402.55pt"/>
          <style:tab-stop style:position="421118.90pt" style:type="right"/>
          <style:tab-stop style:position="-2.75pt"/>
          <style:tab-stop style:position="11.40pt"/>
          <style:tab-stop style:position="3402.55pt"/>
          <style:tab-stop style:position="421118.90pt" style:type="right"/>
          <style:tab-stop style:position="-2.75pt"/>
          <style:tab-stop style:position="11.40pt"/>
          <style:tab-stop style:position="3402.55pt"/>
          <style:tab-stop style:position="421118.90pt" style:type="right"/>
          <style:tab-stop style:position="22.85pt"/>
          <style:tab-stop style:position="11.40pt"/>
          <style:tab-stop style:position="3402.55pt"/>
          <style:tab-stop style:position="421118.90pt" style:type="right"/>
          <style:tab-stop style:position="22.85pt"/>
        </style:tab-stops>
      </style:paragraph-properties>
    </style:style>
    <style:style style:name="P19" style:family="paragraph">
      <style:paragraph-properties fo:line-height="100.00%" fo:text-align="justify" fo:margin-top="8.50pt"/>
    </style:style>
    <style:style style:name="P20" style:family="paragraph">
      <style:paragraph-properties fo:line-height="100.00%" fo:text-align="justify" fo:margin-top="8.50pt"/>
    </style:style>
    <style:style style:name="TableColumn0100" style:family="table-column">
      <style:table-column-properties style:column-width="0.196528in"/>
    </style:style>
    <style:style style:name="TableColumn0101" style:family="table-column">
      <style:table-column-properties style:column-width="0.196528in"/>
    </style:style>
    <style:style style:name="TableColumn0102" style:family="table-column">
      <style:table-column-properties style:column-width="0.196528in"/>
    </style:style>
    <style:style style:name="TableColumn0103" style:family="table-column">
      <style:table-column-properties style:column-width="0.196528in"/>
    </style:style>
    <style:style style:name="TableColumn0104" style:family="table-column">
      <style:table-column-properties style:column-width="0.196528in"/>
    </style:style>
    <style:style style:name="TableColumn0105" style:family="table-column">
      <style:table-column-properties style:column-width="0.196528in"/>
    </style:style>
    <style:style style:name="TableColumn0106" style:family="table-column">
      <style:table-column-properties style:column-width="0.196528in"/>
    </style:style>
    <style:style style:name="TableColumn0107" style:family="table-column">
      <style:table-column-properties style:column-width="0.196528in"/>
    </style:style>
    <style:style style:name="TableColumn0108" style:family="table-column">
      <style:table-column-properties style:column-width="0.196528in"/>
    </style:style>
    <style:style style:name="TableColumn0109" style:family="table-column">
      <style:table-column-properties style:column-width="0.196528in"/>
    </style:style>
    <style:style style:name="TableColumn0110" style:family="table-column">
      <style:table-column-properties style:column-width="0.196528in"/>
    </style:style>
    <style:style style:name="TableColumn0111" style:family="table-column">
      <style:table-column-properties style:column-width="0.196528in"/>
    </style:style>
    <style:style style:name="TableColumn0112" style:family="table-column">
      <style:table-column-properties style:column-width="0.196528in"/>
    </style:style>
    <style:style style:name="TableColumn0113" style:family="table-column">
      <style:table-column-properties style:column-width="0.196528in"/>
    </style:style>
    <style:style style:name="TableColumn0114" style:family="table-column">
      <style:table-column-properties style:column-width="0.196528in"/>
    </style:style>
    <style:style style:name="TableColumn0115" style:family="table-column">
      <style:table-column-properties style:column-width="0.196528in"/>
    </style:style>
    <style:style style:name="TableColumn0116" style:family="table-column">
      <style:table-column-properties style:column-width="0.196528in"/>
    </style:style>
    <style:style style:name="TableColumn0117" style:family="table-column">
      <style:table-column-properties style:column-width="0.196528in"/>
    </style:style>
    <style:style style:name="TableColumn0118" style:family="table-column">
      <style:table-column-properties style:column-width="0.196528in"/>
    </style:style>
    <style:style style:name="TableColumn0119" style:family="table-column">
      <style:table-column-properties style:column-width="0.196528in"/>
    </style:style>
    <style:style style:name="TableColumn0120" style:family="table-column">
      <style:table-column-properties style:column-width="0.196528in"/>
    </style:style>
    <style:style style:name="TableColumn0121" style:family="table-column">
      <style:table-column-properties style:column-width="0.196528in"/>
    </style:style>
    <style:style style:name="TableColumn0122" style:family="table-column">
      <style:table-column-properties style:column-width="0.196528in"/>
    </style:style>
    <style:style style:name="TableColumn0123" style:family="table-column">
      <style:table-column-properties style:column-width="0.196528in"/>
    </style:style>
    <style:style style:name="TableColumn0124" style:family="table-column">
      <style:table-column-properties style:column-width="0.196528in"/>
    </style:style>
    <style:style style:name="TableColumn0125" style:family="table-column">
      <style:table-column-properties style:column-width="0.196528in"/>
    </style:style>
    <style:style style:name="TableColumn0126" style:family="table-column">
      <style:table-column-properties style:column-width="0.196528in"/>
    </style:style>
    <style:style style:name="TableColumn0127" style:family="table-column">
      <style:table-column-properties style:column-width="0.196528in"/>
    </style:style>
    <style:style style:name="TableColumn0128" style:family="table-column">
      <style:table-column-properties style:column-width="0.196528in"/>
    </style:style>
    <style:style style:name="TableColumn0129" style:family="table-column">
      <style:table-column-properties style:column-width="0.196528in"/>
    </style:style>
    <style:style style:name="TableColumn0130" style:family="table-column">
      <style:table-column-properties style:column-width="0.196528in"/>
    </style:style>
    <style:style style:name="TableColumn0131" style:family="table-column">
      <style:table-column-properties style:column-width="0.200000in"/>
    </style:style>
    <style:style style:name="Table01" style:family="table">
      <style:table-properties style:width="6.2923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03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04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05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06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07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08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09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10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11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12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13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14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15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16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17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18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19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20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21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22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23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24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25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26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27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28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29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30" style:family="table-cell">
      <style:table-cell-properties fo:border-top="0.006944in solid #000000" fo:border-left="0.006944in solid #000000" fo:border-right="0.000694in solid #000000" fo:border-bottom="0.006944in solid #000000" fo:padding-left="0.038194in" fo:padding-right="0.038194in" fo:vertical-align="top" fo:background-color="#ffffff"/>
    </style:style>
    <style:style style:name="TableCell010031" style:family="table-cell">
      <style:table-cell-properties fo:border-top="0.006944in solid #000000" fo:border-left="0.006944in solid #000000" fo:border-right="0.006944in solid #000000" fo:border-bottom="0.00694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/></text:p>
      <text:list text:style-name="L2">
        <text:list-item>
          <text:p text:style-name="P2"><text:span text:style-name="T2">Converta os números binários abaixo para hexadecimal, octal e decimal:</text:span></text:p>
        </text:list-item>
      </text:list>
      <text:p text:style-name="P3"><text:span text:style-name="T2">a) 10100100111<text:tab/><text:tab/>b) 010<text:tab/><text:tab/>c) 11010001</text:span></text:p>
      <text:p text:style-name="P3"><text:span text:style-name="T2">d) 1100001<text:tab/><text:tab/>e) 10011<text:tab/><text:tab/>f) 10001110011001111010</text:span></text:p>
      <text:p text:style-name="P3"><text:span text:style-name="T3"/></text:p>
      <text:list text:style-name="L4">
        <text:list-item>
          <text:p text:style-name="P4"><text:span text:style-name="T4">Realize as seguintes conversões:</text:span></text:p>
        </text:list-item>
      </text:list>
      <text:p text:style-name="P5"><text:span text:style-name="T4">a) 4AH para octal<text:tab/><text:tab/><text:tab/><text:tab/>b) 3012</text:span><text:span text:style-name="T5">8</text:span><text:span text:style-name="T6"><text:s/>para hexadecimal</text:span></text:p>
      <text:p text:style-name="P5"><text:span text:style-name="T6">c) 127H para octal<text:tab/><text:tab/><text:tab/><text:tab/>d) 30</text:span><text:span text:style-name="T7">8</text:span><text:span text:style-name="T8"><text:s/>para hexadecimal</text:span></text:p>
      <text:p text:style-name="P5"><text:span text:style-name="T8">e) 9ABH para binário<text:tab/><text:tab/><text:tab/><text:tab/>f) 12CH para binário</text:span></text:p>
      <text:p text:style-name="P5"><text:span text:style-name="T8">g) 15</text:span><text:span text:style-name="T9">8</text:span><text:span text:style-name="T10"><text:s/>para binário<text:tab/><text:tab/><text:tab/><text:tab/>h) 721</text:span><text:span text:style-name="T11">8</text:span><text:span text:style-name="T12"><text:s/>para binário</text:span></text:p>
      <text:p text:style-name="P5"><text:span text:style-name="T13"/></text:p>
      <text:list text:style-name="L6">
        <text:list-item>
          <text:p text:style-name="P6"><text:span text:style-name="T14">Converta os números abaixo para decimal:</text:span></text:p>
        </text:list-item>
      </text:list>
      <text:p text:style-name="P7"><text:span text:style-name="T14">a) 4AH<text:tab/><text:tab/>b) 127H<text:tab/><text:tab/>c) F45H<text:tab/><text:tab/>d) 345</text:span><text:span text:style-name="T15">8</text:span></text:p>
      <text:p text:style-name="P7"><text:span text:style-name="T16">e) 30,5</text:span><text:span text:style-name="T17">8<text:tab/><text:tab/></text:span><text:span text:style-name="T18">f) 15,02</text:span><text:span text:style-name="T19">8<text:tab/><text:tab/></text:span><text:span text:style-name="T20">g) 2112</text:span><text:span text:style-name="T21">3</text:span><text:span text:style-name="T22"><text:tab/><text:tab/>h) 100</text:span><text:span text:style-name="T23">5</text:span></text:p>
      <text:p text:style-name="P7"><text:span text:style-name="T24">i) 54</text:span><text:span text:style-name="T25">6</text:span><text:span text:style-name="T26"><text:tab/><text:tab/>j) 87</text:span><text:span text:style-name="T27">9</text:span></text:p>
      <text:p text:style-name="P7"><text:span text:style-name="T28"><text:tab/><text:tab/><text:tab/></text:span></text:p>
      <text:list text:style-name="L8">
        <text:list-item>
          <text:p text:style-name="P8"><text:span text:style-name="T28">Realize as seguintes conversões:</text:span></text:p>
        </text:list-item>
      </text:list>
      <text:p text:style-name="P9"><text:span text:style-name="T28">a) 255 para base 12 (?12)</text:span></text:p>
      <text:p text:style-name="P9"><text:span text:style-name="T28">b) 1009 para a base 4 (?4)</text:span></text:p>
      <text:p text:style-name="P9"><text:span text:style-name="T29"/></text:p>
      <text:list text:style-name="L10">
        <text:list-item>
          <text:p text:style-name="P10"><text:span text:style-name="T30">Dados os números decimais abaixo, realize as seguintes conversões:</text:span></text:p>
        </text:list-item>
      </text:list>
      <text:p text:style-name="P11"><text:span text:style-name="T30">a) 55 para binário<text:tab/><text:tab/>b) 120 para octal<text:tab/><text:tab/><text:tab/>c) 65 para binário</text:span></text:p>
      <text:p text:style-name="P11"><text:span text:style-name="T30">d) 63 para hexadecimal<text:tab/><text:tab/>e) 28,32 para binário<text:tab/><text:tab/>f) 31,85 para binário</text:span></text:p>
      <text:p text:style-name="P11"><text:span text:style-name="T30">g) 1024 para hexadecimal<text:tab/><text:tab/>h) 512 para octal</text:span></text:p>
      <text:list text:style-name="L12">
        <text:list-item>
          <text:p text:style-name="P12"><text:span text:style-name="T30">Represente o número -12</text:span><text:span text:style-name="T31">10</text:span><text:span text:style-name="T32"><text:s/>nas seguintes representações de dados:</text:span></text:p>
        </text:list-item>
        <text:list-item>
          <text:p text:style-name="P13"><text:span text:style-name="T32">Sinal-Magnitude</text:span></text:p>
        </text:list-item>
        <text:list-item>
          <text:p text:style-name="P13"><text:span text:style-name="T32">Complemento de Um</text:span></text:p>
        </text:list-item>
        <text:list-item>
          <text:p text:style-name="P13"><text:span text:style-name="T32">Complemento de Dois</text:span></text:p>
        </text:list-item>
        <text:list-item>
          <text:p text:style-name="P13"><text:span text:style-name="T32">Excesso de 128</text:span></text:p>
        </text:list-item>
        <text:list-item>
          <text:p text:style-name="P14"><text:span text:style-name="T32">Por as representações em Sinal-Magnitude e em Complemento de Um não são as representações mais utilizadas nos microprocessadores atuais? Exemplifique sua resposta.</text:span></text:p>
        </text:list-item>
        <text:list-item>
          <text:p text:style-name="P14"><text:span text:style-name="T32">Qual é o efeito prático de se usar a representação em excesso?</text:span></text:p>
        </text:list-item>
        <text:list-item>
          <text:p text:style-name="P14"><text:span text:style-name="T32">Por que se utiliza a representação em Ponto Flutuante? Dê exemplos.</text:span></text:p>
        </text:list-item>
        <text:list-item>
          <text:p text:style-name="P14"><text:span text:style-name="T32">Por que foi definida uma normalização para representação de números em Ponto Flutuante? Dê exemplo.</text:span></text:p>
        </text:list-item>
        <text:list-item>
          <text:p text:style-name="P14"><text:span text:style-name="T32">O que é padrão IEEE 754?</text:span></text:p>
        </text:list-item>
        <text:list-item>
          <text:p text:style-name="P14"><text:span text:style-name="T32">Faça a conversão do número decimal 248,75 para um número binário no formato de ponto flutuante de precisão simples do padrão IEEE 754.</text:span></text:p>
        </text:list-item>
        <text:list-item>
          <text:p text:style-name="P14"><text:span text:style-name="T32">Determine o valor decimal do seguinte número binário em ponto flutuante no padrão IEEE 754 (precisão simples):</text:span></text:p>
        </text:list-item>
      </text:list>
      <text:p text:style-name="P15"><text:span text:style-name="T33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column table:style-name="TableColumn0107"/>
        <table:table-column table:style-name="TableColumn0108"/>
        <table:table-column table:style-name="TableColumn0109"/>
        <table:table-column table:style-name="TableColumn0110"/>
        <table:table-column table:style-name="TableColumn0111"/>
        <table:table-column table:style-name="TableColumn0112"/>
        <table:table-column table:style-name="TableColumn0113"/>
        <table:table-column table:style-name="TableColumn0114"/>
        <table:table-column table:style-name="TableColumn0115"/>
        <table:table-column table:style-name="TableColumn0116"/>
        <table:table-column table:style-name="TableColumn0117"/>
        <table:table-column table:style-name="TableColumn0118"/>
        <table:table-column table:style-name="TableColumn0119"/>
        <table:table-column table:style-name="TableColumn0120"/>
        <table:table-column table:style-name="TableColumn0121"/>
        <table:table-column table:style-name="TableColumn0122"/>
        <table:table-column table:style-name="TableColumn0123"/>
        <table:table-column table:style-name="TableColumn0124"/>
        <table:table-column table:style-name="TableColumn0125"/>
        <table:table-column table:style-name="TableColumn0126"/>
        <table:table-column table:style-name="TableColumn0127"/>
        <table:table-column table:style-name="TableColumn0128"/>
        <table:table-column table:style-name="TableColumn0129"/>
        <table:table-column table:style-name="TableColumn0130"/>
        <table:table-column table:style-name="TableColumn0131"/>
        <table:table-row table:style-name="TableRow0100">
          <table:table-cell table:style-name="TableCell010000">
            <text:p text:style-name="P17"><text:span text:style-name="T34">0</text:span><text:span text:style-name="T35"/></text:p>
          </table:table-cell>
          <table:table-cell table:style-name="TableCell010001">
            <text:p text:style-name="P17"><text:span text:style-name="T36">1</text:span><text:span text:style-name="T37"/></text:p>
          </table:table-cell>
          <table:table-cell table:style-name="TableCell010002">
            <text:p text:style-name="P17"><text:span text:style-name="T38">0</text:span><text:span text:style-name="T39"/></text:p>
          </table:table-cell>
          <table:table-cell table:style-name="TableCell010003">
            <text:p text:style-name="P17"><text:span text:style-name="T40">0</text:span><text:span text:style-name="T41"/></text:p>
          </table:table-cell>
          <table:table-cell table:style-name="TableCell010004">
            <text:p text:style-name="P17"><text:span text:style-name="T42">1</text:span><text:span text:style-name="T43"/></text:p>
          </table:table-cell>
          <table:table-cell table:style-name="TableCell010005">
            <text:p text:style-name="P17"><text:span text:style-name="T44">1</text:span><text:span text:style-name="T45"/></text:p>
          </table:table-cell>
          <table:table-cell table:style-name="TableCell010006">
            <text:p text:style-name="P17"><text:span text:style-name="T46">0</text:span><text:span text:style-name="T47"/></text:p>
          </table:table-cell>
          <table:table-cell table:style-name="TableCell010007">
            <text:p text:style-name="P17"><text:span text:style-name="T48">0</text:span><text:span text:style-name="T49"/></text:p>
          </table:table-cell>
          <table:table-cell table:style-name="TableCell010008">
            <text:p text:style-name="P17"><text:span text:style-name="T50">0</text:span><text:span text:style-name="T51"/></text:p>
          </table:table-cell>
          <table:table-cell table:style-name="TableCell010009">
            <text:p text:style-name="P17"><text:span text:style-name="T52">1</text:span><text:span text:style-name="T53"/></text:p>
          </table:table-cell>
          <table:table-cell table:style-name="TableCell010010">
            <text:p text:style-name="P17"><text:span text:style-name="T54">0</text:span><text:span text:style-name="T55"/></text:p>
          </table:table-cell>
          <table:table-cell table:style-name="TableCell010011">
            <text:p text:style-name="P17"><text:span text:style-name="T56">0</text:span><text:span text:style-name="T57"/></text:p>
          </table:table-cell>
          <table:table-cell table:style-name="TableCell010012">
            <text:p text:style-name="P17"><text:span text:style-name="T58">0</text:span><text:span text:style-name="T59"/></text:p>
          </table:table-cell>
          <table:table-cell table:style-name="TableCell010013">
            <text:p text:style-name="P17"><text:span text:style-name="T60">0</text:span><text:span text:style-name="T61"/></text:p>
          </table:table-cell>
          <table:table-cell table:style-name="TableCell010014">
            <text:p text:style-name="P17"><text:span text:style-name="T62">1</text:span><text:span text:style-name="T63"/></text:p>
          </table:table-cell>
          <table:table-cell table:style-name="TableCell010015">
            <text:p text:style-name="P17"><text:span text:style-name="T64">0</text:span><text:span text:style-name="T65"/></text:p>
          </table:table-cell>
          <table:table-cell table:style-name="TableCell010016">
            <text:p text:style-name="P17"><text:span text:style-name="T66">0</text:span><text:span text:style-name="T67"/></text:p>
          </table:table-cell>
          <table:table-cell table:style-name="TableCell010017">
            <text:p text:style-name="P17"><text:span text:style-name="T68">0</text:span><text:span text:style-name="T69"/></text:p>
          </table:table-cell>
          <table:table-cell table:style-name="TableCell010018">
            <text:p text:style-name="P17"><text:span text:style-name="T70">1</text:span><text:span text:style-name="T71"/></text:p>
          </table:table-cell>
          <table:table-cell table:style-name="TableCell010019">
            <text:p text:style-name="P17"><text:span text:style-name="T72">0</text:span><text:span text:style-name="T73"/></text:p>
          </table:table-cell>
          <table:table-cell table:style-name="TableCell010020">
            <text:p text:style-name="P17"><text:span text:style-name="T74">1</text:span><text:span text:style-name="T75"/></text:p>
          </table:table-cell>
          <table:table-cell table:style-name="TableCell010021">
            <text:p text:style-name="P17"><text:span text:style-name="T76">0</text:span><text:span text:style-name="T77"/></text:p>
          </table:table-cell>
          <table:table-cell table:style-name="TableCell010022">
            <text:p text:style-name="P17"><text:span text:style-name="T78">0</text:span><text:span text:style-name="T79"/></text:p>
          </table:table-cell>
          <table:table-cell table:style-name="TableCell010023">
            <text:p text:style-name="P17"><text:span text:style-name="T80">1</text:span><text:span text:style-name="T81"/></text:p>
          </table:table-cell>
          <table:table-cell table:style-name="TableCell010024">
            <text:p text:style-name="P17"><text:span text:style-name="T82">1</text:span><text:span text:style-name="T83"/></text:p>
          </table:table-cell>
          <table:table-cell table:style-name="TableCell010025">
            <text:p text:style-name="P17"><text:span text:style-name="T84">0</text:span><text:span text:style-name="T85"/></text:p>
          </table:table-cell>
          <table:table-cell table:style-name="TableCell010026">
            <text:p text:style-name="P17"><text:span text:style-name="T86">0</text:span><text:span text:style-name="T87"/></text:p>
          </table:table-cell>
          <table:table-cell table:style-name="TableCell010027">
            <text:p text:style-name="P17"><text:span text:style-name="T88">0</text:span><text:span text:style-name="T89"/></text:p>
          </table:table-cell>
          <table:table-cell table:style-name="TableCell010028">
            <text:p text:style-name="P17"><text:span text:style-name="T90">0</text:span><text:span text:style-name="T91"/></text:p>
          </table:table-cell>
          <table:table-cell table:style-name="TableCell010029">
            <text:p text:style-name="P17"><text:span text:style-name="T92">0</text:span><text:span text:style-name="T93"/></text:p>
          </table:table-cell>
          <table:table-cell table:style-name="TableCell010030">
            <text:p text:style-name="P17"><text:span text:style-name="T94">0</text:span><text:span text:style-name="T95"/></text:p>
          </table:table-cell>
          <table:table-cell table:style-name="TableCell010031">
            <text:p text:style-name="P17"><text:span text:style-name="T96">0</text:span><text:span text:style-name="T97"/></text:p>
          </table:table-cell>
        </table:table-row>
      </table:table>
      <text:p text:style-name="P19"><draw:frame text:anchor-type="as-char" svg:width="146.58mm" svg:height="80.96mm" style:rel-width="scale" style:rel-height="scale"><draw:object-ole xlink:href="OleObj1"/><draw:image xlink:href="ObjectReplacements/OleObj1"/></draw:frame><text:span text:style-name="T97"/></text:p>
      <text:p text:style-name="P19"><draw:frame text:anchor-type="as-char" svg:width="146.58mm" svg:height="77.26mm" style:rel-width="scale" style:rel-height="scale"><draw:object-ole xlink:href="OleObj2"/><draw:image xlink:href="ObjectReplacements/OleObj2"/></draw:frame><text:span text:style-name="T97"/></text:p>
      <text:p text:style-name="P20"><text:span text:style-name="T97"/></text:p>
      <text:p text:style-name="P20"><text:span text:style-name="T9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